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6_4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1, FF 6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Jewish funeral sermons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text:tab/><text:tab/><text:tab/><text:tab/>Y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3</text:p>
      <text:p text:style-name="P3">Number of Sheets<text:tab/><text:tab/><text:tab/><text:tab/>1</text:p>
      <text:p text:style-name="P3">Fragment<text:tab/><text:tab/><text:tab/><text:tab/><text:tab/></text:p>
      <text:p text:style-name="P3">Pagination <text:tab/><text:tab/><text:tab/><text:tab/><text:tab/>N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</text:p>
      <text:p text:style-name="P3">Additional Dates mentioned:</text:p>
      <text:p text:style-name="P3"/>
      <text:p text:style-name="P3">VI. Notes</text:p>
      <text:p text:style-name="P3"/>
      <text:p text:style-name="P3">VII Transcription</text:p>
      <text:p text:style-name="P5">(Symbols: ?=uncertain; []=supplied information; /=end of line)</text:p>
      <text:p text:style-name="P5"/>
      <text:p text:style-name="P5">[Page 1]</text:p>
      <text:p text:style-name="P4">For a funeral/</text:p>
      <text:p text:style-name="P4"/>
      <text:p text:style-name="P5">Sympathising friends! <text:s/>Whenever a mother, able and/ willing to raise her offspring well is <text:span text:style-name="T1">taken early</text:span><text:span text:style-name="T2"> early snatched away/ from her </text:span><text:span text:style-name="T1">work</text:span><text:span text:style-name="T2"> sphere, society meets with a grievous loss./ <text:s/>For, none can bring to the task which nature has imposed/ on a mother, those agencies she has full at her com-/mand; watchful care in tending the growth of the/ body, deliberate forecast in the proper</text:span><text:span text:style-name="T1">ty</text:span><text:span text:style-name="T2"> moulding of the mind,/ and withal a love immeasurable and endless, that shapes/ the tender heart aright. <text:s/>But the loss which society sustains/ </text:span><text:span text:style-name="T1">is</text:span><text:span text:style-name="T2"> becomes still greater when the father's daily pursuits unavoid-/-ably engross his deepest thoughts, and he must com-/-mit to others a charge upon the correct performance of/ which the formation of his children's characters mainly/ depends. <text:s/>We that have gathered here, have there-/-fore, just cause, as members of a civilized community,/ to deplore the untimely death of a mother devoted/ to her sacred </text:span><text:span text:style-name="T1">labor</text:span><text:span text:style-name="T2"> work. <text:s/>Yet, let it be confessed. <text:s/>Our/ feelings, at this moment, do not take </text:span><text:span text:style-name="T1">in</text:span><text:span text:style-name="T2"> so </text:span><text:span text:style-name="T1">vast</text:span><text:span text:style-name="T2"> wide a/ range in their sympathies. <text:s/>They are narrower in the </text:span><text:span text:style-name="T1">[?] of their sympathy.</text:span><text:span text:style-name="T2"> compass/ but </text:span><text:span text:style-name="T1">also in proportion</text:span><text:span text:style-name="T2"> more intensely </text:span><text:span text:style-name="T1">affected</text:span><text:span text:style-name="T2"> wrought up in proportion. <text:s/>At the/</text:span></text:p>
      <text:p text:style-name="P5"><text:span text:style-name="T2"/></text:p>
      <text:p text:style-name="P5"><text:span text:style-name="T2">[Page 2]</text:span></text:p>
      <text:p text:style-name="P5"><text:span text:style-name="T2">sight of a sorely bereaved husband; of an infant/ left destitute of maternal guidance and endearments;/ at the sight of an aged parents to whom this last/ blow must prove the heaviest among the many already/ received, of brothers and relatives bent </text:span><text:span text:style-name="T1">down</text:span><text:span text:style-name="T2"> with sorrow,/ we can think only of the private household suddenly/ overtaken </text:span><text:span text:style-name="T1">with</text:span><text:span text:style-name="T2"> by misfortune, and feel distressed because/ it does not like in </text:span><text:span text:style-name="T1">our</text:span><text:span text:style-name="T2"> </text:span><text:soft-page-break/><text:span text:style-name="T2">human power to afford relief./</text:span></text:p>
      <text:p text:style-name="P5"><text:span text:style-name="T2">Yes: wofully[sic!] afflicted family, the contemplation/ of this coffin, which carries hence the sweet smile of/ affection home comforts, and the fondest hopes </text:span><text:span text:style-name="T1">concerns</text:span><text:span text:style-name="T2"> affects/ us now most sensibly, by it we are drawn towards you with senti-/-ments of fraternal commiseration, pained at heart by/ reason of our incapacity to temper the agony of the/ separation from an object so essential to your happiness,/ from a creature round whose short but well-spent life clust-/-er </text:span><text:span text:style-name="T1">so</text:span><text:span text:style-name="T2"> such dear memories of filial, sisterly and conjugal/ devotion and fidelity. <text:s/>If the knowledge that prayers/ are offered, in all sincerity, for your sake to that/ Supreme Being who can open a spring of joy amid/ a wilderness of sorrows, possesses the least influence; if/ it can allay your oppressive grief, believe that he who/</text:span></text:p>
      <text:p text:style-name="P5"><text:span text:style-name="T2"/></text:p>
      <text:p text:style-name="P5"><text:span text:style-name="T2">[Page 3]</text:span></text:p>
      <text:p text:style-name="P5"><text:span text:style-name="T2">now interprets the feelings of those who surround/ these mortal remains of Lizzie Anderson (daughter of Dr De Young) petitions the Almighty fervently to support,/ strengthen, guide and gladden your existence./</text:span></text:p>
      <text:p text:style-name="P4"><text:span text:style-name="T2">(Here follows a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4:06:18.38</meta:creation-date>
    <meta:document-statistic meta:table-count="0" meta:image-count="0" meta:object-count="0" meta:page-count="3" meta:paragraph-count="69" meta:word-count="605" meta:character-count="3971"/>
    <dc:date>2012-10-04T14:25:01.38</dc:date>
    <dc:creator>Penn Libraries</dc:creator>
    <meta:editing-duration>PT00H01M51S</meta:editing-duration>
    <meta:editing-cycles>1</meta:editing-cycles>
    <meta:generator>OpenOffice.org/3.2$Win32 OpenOffice.org_project/320m12$Build-9483</meta:generator>
  </office:meta>
</office:document-meta>
</file>